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EyeDistanceX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Trials 1-2-3-4-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stance from Camera (cm)</text:p>
          </table:table-cell>
          <table:table-cell office:value-type="string" calcext:value-type="string">
            <text:p>EyeWidth (cm)</text:p>
          </table:table-cell>
          <table:table-cell office:value-type="string" calcext:value-type="string">
            <text:p>MeasuredEyeWidth (cm)</text:p>
          </table:table-cell>
          <table:table-cell office:value-type="string" calcext:value-type="string">
            <text:p>Error (cm)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Can’t find a face at this distance!</text:p>
          </table:table-cell>
          <table:table-cell/>
          <table:table-cell office:value-type="string" calcext:value-type="string">
            <text:p>Variance</text:p>
          </table:table-cell>
          <table:table-cell table:formula="of:=VAR([.C3:.C14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.8" calcext:value-type="float">
            <text:p>6.8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table:formula="of:=AVERAGE([.C3:.C14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.8" calcext:value-type="float">
            <text:p>6.8</text:p>
          </table:table-cell>
          <table:table-cell table:number-columns-repeated="2"/>
          <table:table-cell office:value-type="string" calcext:value-type="string">
            <text:p>Standard Dev</text:p>
          </table:table-cell>
          <table:table-cell table:formula="of:=STDEV([.C3:.C14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.8" calcext:value-type="float">
            <text:p>6.8</text:p>
          </table:table-cell>
          <table:table-cell table:number-columns-repeated="2"/>
          <table:table-cell office:value-type="string" calcext:value-type="string">
            <text:p>Mean Error</text:p>
          </table:table-cell>
          <table:table-cell table:formula="of:=6.8-[.F4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.8" calcext:value-type="float">
            <text:p>6.8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.8" calcext:value-type="float">
            <text:p>6.8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.8" calcext:value-type="float">
            <text:p>6.8</text:p>
          </table:table-cell>
          <table:table-cell table:number-columns-repeated="4"/>
          <table:table-cell office:value-type="string" calcext:value-type="string">
            <text:p>Maybe getting 1 noise point per every other set (manually not putting them)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.8" calcext:value-type="float">
            <text:p>6.8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.8" calcext:value-type="float">
            <text:p>6.8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.8" calcext:value-type="float">
            <text:p>6.8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.8" calcext:value-type="float">
            <text:p>6.8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.8" calcext:value-type="float">
            <text:p>6.8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.8" calcext:value-type="float">
            <text:p>6.8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.8" calcext:value-type="float">
            <text:p>6.8</text:p>
          </table:table-cell>
          <table:table-cell office:value-type="float" office:value="6.28687" calcext:value-type="float">
            <text:p>6.28687</text:p>
          </table:table-cell>
          <table:table-cell table:formula="of:=[.B16]-[.C16]" office:value-type="float" office:value="0.513129999999999" calcext:value-type="float">
            <text:p>0.513129999999999</text:p>
          </table:table-cell>
          <table:table-cell office:value-type="string" calcext:value-type="string">
            <text:p>Variance</text:p>
          </table:table-cell>
          <table:table-cell table:formula="of:=VAR([.C16:.C27])" office:value-type="float" office:value="0.00451621232617697" calcext:value-type="float">
            <text:p>0.004516212326177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.8" calcext:value-type="float">
            <text:p>6.8</text:p>
          </table:table-cell>
          <table:table-cell office:value-type="float" office:value="6.1894" calcext:value-type="float">
            <text:p>6.1894</text:p>
          </table:table-cell>
          <table:table-cell table:formula="of:=[.B17]-[.C17]" office:value-type="float" office:value="0.6106" calcext:value-type="float">
            <text:p>0.6106</text:p>
          </table:table-cell>
          <table:table-cell office:value-type="string" calcext:value-type="string">
            <text:p>Mean</text:p>
          </table:table-cell>
          <table:table-cell table:formula="of:=AVERAGE([.C16:.C27])" office:value-type="float" office:value="6.24218946666667" calcext:value-type="float">
            <text:p>6.24218946666667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.8" calcext:value-type="float">
            <text:p>6.8</text:p>
          </table:table-cell>
          <table:table-cell office:value-type="float" office:value="6.2625" calcext:value-type="float">
            <text:p>6.2625</text:p>
          </table:table-cell>
          <table:table-cell table:formula="of:=[.B18]-[.C18]" office:value-type="float" office:value="0.5375" calcext:value-type="float">
            <text:p>0.5375</text:p>
          </table:table-cell>
          <table:table-cell office:value-type="string" calcext:value-type="string">
            <text:p>Standard Dev</text:p>
          </table:table-cell>
          <table:table-cell table:formula="of:=STDEV([.C16:.C27])" office:value-type="float" office:value="0.0672027702269555" calcext:value-type="float">
            <text:p>0.067202770226956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.8" calcext:value-type="float">
            <text:p>6.8</text:p>
          </table:table-cell>
          <table:table-cell office:value-type="float" office:value="6.21377" calcext:value-type="float">
            <text:p>6.21377</text:p>
          </table:table-cell>
          <table:table-cell table:formula="of:=[.B19]-[.C19]" office:value-type="float" office:value="0.58623" calcext:value-type="float">
            <text:p>0.58623</text:p>
          </table:table-cell>
          <table:table-cell office:value-type="string" calcext:value-type="string">
            <text:p>Mean Error</text:p>
          </table:table-cell>
          <table:table-cell table:formula="of:=6.8-[.F17]" office:value-type="float" office:value="0.557810533333334" calcext:value-type="float">
            <text:p>0.557810533333334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.8" calcext:value-type="float">
            <text:p>6.8</text:p>
          </table:table-cell>
          <table:table-cell office:value-type="float" office:value="6.165" calcext:value-type="float">
            <text:p>6.165</text:p>
          </table:table-cell>
          <table:table-cell table:formula="of:=[.B20]-[.C20]" office:value-type="float" office:value="0.635" calcext:value-type="float">
            <text:p>0.63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.8" calcext:value-type="float">
            <text:p>6.8</text:p>
          </table:table-cell>
          <table:table-cell office:value-type="float" office:value="6.2868" calcext:value-type="float">
            <text:p>6.2868</text:p>
          </table:table-cell>
          <table:table-cell table:formula="of:=[.B21]-[.C21]" office:value-type="float" office:value="0.513199999999999" calcext:value-type="float">
            <text:p>0.513199999999999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.8" calcext:value-type="float">
            <text:p>6.8</text:p>
          </table:table-cell>
          <table:table-cell office:value-type="float" office:value="6.21377" calcext:value-type="float">
            <text:p>6.21377</text:p>
          </table:table-cell>
          <table:table-cell table:formula="of:=[.B22]-[.C22]" office:value-type="float" office:value="0.58623" calcext:value-type="float">
            <text:p>0.5862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.8" calcext:value-type="float">
            <text:p>6.8</text:p>
          </table:table-cell>
          <table:table-cell office:value-type="float" office:value="6.262507" calcext:value-type="float">
            <text:p>6.262507</text:p>
          </table:table-cell>
          <table:table-cell table:formula="of:=[.B23]-[.C23]" office:value-type="float" office:value="0.537493" calcext:value-type="float">
            <text:p>0.53749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.8" calcext:value-type="float">
            <text:p>6.8</text:p>
          </table:table-cell>
          <table:table-cell office:value-type="float" office:value="6.238139" calcext:value-type="float">
            <text:p>6.238139</text:p>
          </table:table-cell>
          <table:table-cell table:formula="of:=[.B24]-[.C24]" office:value-type="float" office:value="0.561861" calcext:value-type="float">
            <text:p>0.56186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.8" calcext:value-type="float">
            <text:p>6.8</text:p>
          </table:table-cell>
          <table:table-cell office:value-type="float" office:value="6.1163006" calcext:value-type="float">
            <text:p>6.1163006</text:p>
          </table:table-cell>
          <table:table-cell table:formula="of:=[.B25]-[.C25]" office:value-type="float" office:value="0.6836994" calcext:value-type="float">
            <text:p>0.6836994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.8" calcext:value-type="float">
            <text:p>6.8</text:p>
          </table:table-cell>
          <table:table-cell office:value-type="float" office:value="6.31124" calcext:value-type="float">
            <text:p>6.31124</text:p>
          </table:table-cell>
          <table:table-cell table:formula="of:=[.B26]-[.C26]" office:value-type="float" office:value="0.48876" calcext:value-type="float">
            <text:p>0.48876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.8" calcext:value-type="float">
            <text:p>6.8</text:p>
          </table:table-cell>
          <table:table-cell office:value-type="float" office:value="6.359977" calcext:value-type="float">
            <text:p>6.359977</text:p>
          </table:table-cell>
          <table:table-cell table:formula="of:=[.B27]-[.C27]" office:value-type="float" office:value="0.440023" calcext:value-type="float">
            <text:p>0.44002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8" calcext:value-type="float">
            <text:p>6.8</text:p>
          </table:table-cell>
          <table:table-cell office:value-type="float" office:value="6.82296" calcext:value-type="float">
            <text:p>6.82296</text:p>
          </table:table-cell>
          <table:table-cell table:formula="of:=[.B28]-[.C28]" office:value-type="float" office:value="-0.0229600000000003" calcext:value-type="float">
            <text:p>-0.02296</text:p>
          </table:table-cell>
          <table:table-cell office:value-type="string" calcext:value-type="string">
            <text:p>Variance</text:p>
          </table:table-cell>
          <table:table-cell table:formula="of:=VAR([.C28:.C39])" office:value-type="float" office:value="0.0101810936691336" calcext:value-type="float">
            <text:p>0.01018109366913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8" calcext:value-type="float">
            <text:p>6.8</text:p>
          </table:table-cell>
          <table:table-cell office:value-type="float" office:value="6.6706665" calcext:value-type="float">
            <text:p>6.6706665</text:p>
          </table:table-cell>
          <table:table-cell table:formula="of:=[.B29]-[.C29]" office:value-type="float" office:value="0.1293335" calcext:value-type="float">
            <text:p>0.1293335</text:p>
          </table:table-cell>
          <table:table-cell office:value-type="string" calcext:value-type="string">
            <text:p>Mean</text:p>
          </table:table-cell>
          <table:table-cell table:formula="of:=AVERAGE([.C28:.C39])" office:value-type="float" office:value="6.68080687391667" calcext:value-type="float">
            <text:p>6.68080687391667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8" calcext:value-type="float">
            <text:p>6.8</text:p>
          </table:table-cell>
          <table:table-cell office:value-type="float" office:value="6.701126" calcext:value-type="float">
            <text:p>6.701126</text:p>
          </table:table-cell>
          <table:table-cell table:formula="of:=[.B30]-[.C30]" office:value-type="float" office:value="0.0988739999999995" calcext:value-type="float">
            <text:p>0.098874</text:p>
          </table:table-cell>
          <table:table-cell office:value-type="string" calcext:value-type="string">
            <text:p>Standard Dev</text:p>
          </table:table-cell>
          <table:table-cell table:formula="of:=STDEV([.C28:.C39])" office:value-type="float" office:value="0.100901405684627" calcext:value-type="float">
            <text:p>0.100901405684627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8" calcext:value-type="float">
            <text:p>6.8</text:p>
          </table:table-cell>
          <table:table-cell office:value-type="float" office:value="6.701126" calcext:value-type="float">
            <text:p>6.701126</text:p>
          </table:table-cell>
          <table:table-cell table:formula="of:=[.B31]-[.C31]" office:value-type="float" office:value="0.0988739999999995" calcext:value-type="float">
            <text:p>0.098874</text:p>
          </table:table-cell>
          <table:table-cell office:value-type="string" calcext:value-type="string">
            <text:p>Mean Error</text:p>
          </table:table-cell>
          <table:table-cell table:formula="of:=6.8-[.F29]" office:value-type="float" office:value="0.119193126083333" calcext:value-type="float">
            <text:p>0.11919312608333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8" calcext:value-type="float">
            <text:p>6.8</text:p>
          </table:table-cell>
          <table:table-cell office:value-type="float" office:value="6.6706665" calcext:value-type="float">
            <text:p>6.6706665</text:p>
          </table:table-cell>
          <table:table-cell table:formula="of:=[.B32]-[.C32]" office:value-type="float" office:value="0.1293335" calcext:value-type="float">
            <text:p>0.129333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8" calcext:value-type="float">
            <text:p>6.8</text:p>
          </table:table-cell>
          <table:table-cell office:value-type="float" office:value="6.762045597" calcext:value-type="float">
            <text:p>6.762045597</text:p>
          </table:table-cell>
          <table:table-cell table:formula="of:=[.B33]-[.C33]" office:value-type="float" office:value="0.0379544029999996" calcext:value-type="float">
            <text:p>0.03795440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8" calcext:value-type="float">
            <text:p>6.8</text:p>
          </table:table-cell>
          <table:table-cell office:value-type="float" office:value="6.60974" calcext:value-type="float">
            <text:p>6.60974</text:p>
          </table:table-cell>
          <table:table-cell table:formula="of:=[.B34]-[.C34]" office:value-type="float" office:value="0.190259999999999" calcext:value-type="float">
            <text:p>0.19025999999999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8" calcext:value-type="float">
            <text:p>6.8</text:p>
          </table:table-cell>
          <table:table-cell office:value-type="float" office:value="6.60974" calcext:value-type="float">
            <text:p>6.60974</text:p>
          </table:table-cell>
          <table:table-cell table:formula="of:=[.B35]-[.C35]" office:value-type="float" office:value="0.190259999999999" calcext:value-type="float">
            <text:p>0.19025999999999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8" calcext:value-type="float">
            <text:p>6.8</text:p>
          </table:table-cell>
          <table:table-cell office:value-type="float" office:value="6.4269" calcext:value-type="float">
            <text:p>6.4269</text:p>
          </table:table-cell>
          <table:table-cell table:formula="of:=[.B36]-[.C36]" office:value-type="float" office:value="0.3731" calcext:value-type="float">
            <text:p>0.373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8" calcext:value-type="float">
            <text:p>6.8</text:p>
          </table:table-cell>
          <table:table-cell office:value-type="float" office:value="6.701126" calcext:value-type="float">
            <text:p>6.701126</text:p>
          </table:table-cell>
          <table:table-cell table:formula="of:=[.B37]-[.C37]" office:value-type="float" office:value="0.0988739999999995" calcext:value-type="float">
            <text:p>0.09887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8" calcext:value-type="float">
            <text:p>6.8</text:p>
          </table:table-cell>
          <table:table-cell office:value-type="float" office:value="6.762" calcext:value-type="float">
            <text:p>6.762</text:p>
          </table:table-cell>
          <table:table-cell table:formula="of:=[.B38]-[.C38]" office:value-type="float" office:value="0.0379999999999994" calcext:value-type="float">
            <text:p>0.03799999999999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8" calcext:value-type="float">
            <text:p>6.8</text:p>
          </table:table-cell>
          <table:table-cell office:value-type="float" office:value="6.73158589" calcext:value-type="float">
            <text:p>6.73158589</text:p>
          </table:table-cell>
          <table:table-cell table:formula="of:=[.B39]-[.C39]" office:value-type="float" office:value="0.06841411" calcext:value-type="float">
            <text:p>0.06841411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.8" calcext:value-type="float">
            <text:p>6.8</text:p>
          </table:table-cell>
          <table:table-cell office:value-type="float" office:value="6.79859" calcext:value-type="float">
            <text:p>6.79859</text:p>
          </table:table-cell>
          <table:table-cell table:formula="of:=[.B40]-[.C40]" office:value-type="float" office:value="0.00140999999999991" calcext:value-type="float">
            <text:p>0.00141</text:p>
          </table:table-cell>
          <table:table-cell office:value-type="string" calcext:value-type="string">
            <text:p>Variance</text:p>
          </table:table-cell>
          <table:table-cell table:formula="of:=VAR([.C40:.C51])" office:value-type="float" office:value="0.00472690063167565" calcext:value-type="float">
            <text:p>0.004726900631676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.8" calcext:value-type="float">
            <text:p>6.8</text:p>
          </table:table-cell>
          <table:table-cell office:value-type="float" office:value="6.83514" calcext:value-type="float">
            <text:p>6.83514</text:p>
          </table:table-cell>
          <table:table-cell table:formula="of:=[.B41]-[.C41]" office:value-type="float" office:value="-0.0351400000000002" calcext:value-type="float">
            <text:p>-0.03514</text:p>
          </table:table-cell>
          <table:table-cell office:value-type="string" calcext:value-type="string">
            <text:p>Mean</text:p>
          </table:table-cell>
          <table:table-cell table:formula="of:=AVERAGE([.C40:.C51])" office:value-type="float" office:value="6.90520389583333" calcext:value-type="float">
            <text:p>6.90520389583333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.8" calcext:value-type="float">
            <text:p>6.8</text:p>
          </table:table-cell>
          <table:table-cell office:value-type="float" office:value="6.90825" calcext:value-type="float">
            <text:p>6.90825</text:p>
          </table:table-cell>
          <table:table-cell table:formula="of:=[.B42]-[.C42]" office:value-type="float" office:value="-0.10825" calcext:value-type="float">
            <text:p>-0.10825</text:p>
          </table:table-cell>
          <table:table-cell office:value-type="string" calcext:value-type="string">
            <text:p>Standard Dev</text:p>
          </table:table-cell>
          <table:table-cell table:formula="of:=STDEV([.C40:.C51])" office:value-type="float" office:value="0.06875245909548" calcext:value-type="float">
            <text:p>0.06875245909548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.8" calcext:value-type="float">
            <text:p>6.8</text:p>
          </table:table-cell>
          <table:table-cell office:value-type="float" office:value="6.981355" calcext:value-type="float">
            <text:p>6.981355</text:p>
          </table:table-cell>
          <table:table-cell table:formula="of:=[.B43]-[.C43]" office:value-type="float" office:value="-0.181355" calcext:value-type="float">
            <text:p>-0.181355</text:p>
          </table:table-cell>
          <table:table-cell office:value-type="string" calcext:value-type="string">
            <text:p>Mean Error</text:p>
          </table:table-cell>
          <table:table-cell table:formula="of:=6.8-[.F41]" office:value-type="float" office:value="-0.105203895833334" calcext:value-type="float">
            <text:p>-0.105203895833334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.8" calcext:value-type="float">
            <text:p>6.8</text:p>
          </table:table-cell>
          <table:table-cell office:value-type="float" office:value="6.8717" calcext:value-type="float">
            <text:p>6.8717</text:p>
          </table:table-cell>
          <table:table-cell table:formula="of:=[.B44]-[.C44]" office:value-type="float" office:value="-0.0716999999999999" calcext:value-type="float">
            <text:p>-0.0717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.8" calcext:value-type="float">
            <text:p>6.8</text:p>
          </table:table-cell>
          <table:table-cell office:value-type="float" office:value="6.981355" calcext:value-type="float">
            <text:p>6.981355</text:p>
          </table:table-cell>
          <table:table-cell table:formula="of:=[.B45]-[.C45]" office:value-type="float" office:value="-0.181355" calcext:value-type="float">
            <text:p>-0.181355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.8" calcext:value-type="float">
            <text:p>6.8</text:p>
          </table:table-cell>
          <table:table-cell office:value-type="float" office:value="6.981355" calcext:value-type="float">
            <text:p>6.981355</text:p>
          </table:table-cell>
          <table:table-cell table:formula="of:=[.B46]-[.C46]" office:value-type="float" office:value="-0.181355" calcext:value-type="float">
            <text:p>-0.181355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.8" calcext:value-type="float">
            <text:p>6.8</text:p>
          </table:table-cell>
          <table:table-cell office:value-type="float" office:value="6.835148" calcext:value-type="float">
            <text:p>6.835148</text:p>
          </table:table-cell>
          <table:table-cell table:formula="of:=[.B47]-[.C47]" office:value-type="float" office:value="-0.0351480000000004" calcext:value-type="float">
            <text:p>-0.035148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.8" calcext:value-type="float">
            <text:p>6.8</text:p>
          </table:table-cell>
          <table:table-cell office:value-type="float" office:value="6.981355" calcext:value-type="float">
            <text:p>6.981355</text:p>
          </table:table-cell>
          <table:table-cell table:formula="of:=[.B48]-[.C48]" office:value-type="float" office:value="-0.181355" calcext:value-type="float">
            <text:p>-0.181355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.8" calcext:value-type="float">
            <text:p>6.8</text:p>
          </table:table-cell>
          <table:table-cell office:value-type="float" office:value="6.9448" calcext:value-type="float">
            <text:p>6.9448</text:p>
          </table:table-cell>
          <table:table-cell table:formula="of:=[.B49]-[.C49]" office:value-type="float" office:value="-0.1448" calcext:value-type="float">
            <text:p>-0.1448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.8" calcext:value-type="float">
            <text:p>6.8</text:p>
          </table:table-cell>
          <table:table-cell office:value-type="float" office:value="6.90825" calcext:value-type="float">
            <text:p>6.90825</text:p>
          </table:table-cell>
          <table:table-cell table:formula="of:=[.B50]-[.C50]" office:value-type="float" office:value="-0.10825" calcext:value-type="float">
            <text:p>-0.10825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.8" calcext:value-type="float">
            <text:p>6.8</text:p>
          </table:table-cell>
          <table:table-cell office:value-type="float" office:value="6.83514875" calcext:value-type="float">
            <text:p>6.83514875</text:p>
          </table:table-cell>
          <table:table-cell table:formula="of:=[.B51]-[.C51]" office:value-type="float" office:value="-0.0351487500000003" calcext:value-type="float">
            <text:p>-0.03514875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.8" calcext:value-type="float">
            <text:p>6.8</text:p>
          </table:table-cell>
          <table:table-cell office:value-type="float" office:value="6.8717" calcext:value-type="float">
            <text:p>6.8717</text:p>
          </table:table-cell>
          <table:table-cell table:formula="of:=[.B52]-[.C52]" office:value-type="float" office:value="-0.0716999999999999" calcext:value-type="float">
            <text:p>-0.0717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.8" calcext:value-type="float">
            <text:p>6.8</text:p>
          </table:table-cell>
          <table:table-cell office:value-type="float" office:value="6.87170035" calcext:value-type="float">
            <text:p>6.87170035</text:p>
          </table:table-cell>
          <table:table-cell table:formula="of:=[.B53]-[.C53]" office:value-type="float" office:value="-0.0717003500000004" calcext:value-type="float">
            <text:p>-0.07170035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.8" calcext:value-type="float">
            <text:p>6.8</text:p>
          </table:table-cell>
          <table:table-cell office:value-type="float" office:value="6.90825" calcext:value-type="float">
            <text:p>6.90825</text:p>
          </table:table-cell>
          <table:table-cell table:formula="of:=[.B54]-[.C54]" office:value-type="float" office:value="-0.10825" calcext:value-type="float">
            <text:p>-0.10825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.8" calcext:value-type="float">
            <text:p>6.8</text:p>
          </table:table-cell>
          <table:table-cell office:value-type="float" office:value="7.29204" calcext:value-type="float">
            <text:p>7.29204</text:p>
          </table:table-cell>
          <table:table-cell table:formula="of:=[.B55]-[.C55]" office:value-type="float" office:value="-0.49204" calcext:value-type="float">
            <text:p>-0.49204</text:p>
          </table:table-cell>
          <table:table-cell office:value-type="string" calcext:value-type="string">
            <text:p>Variance</text:p>
          </table:table-cell>
          <table:table-cell table:formula="of:=VAR([.C55:.C66])" office:value-type="float" office:value="0.0150447272490416" calcext:value-type="float">
            <text:p>0.015044727249042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.8" calcext:value-type="float">
            <text:p>6.8</text:p>
          </table:table-cell>
          <table:table-cell office:value-type="float" office:value="6.950895" calcext:value-type="float">
            <text:p>6.950895</text:p>
          </table:table-cell>
          <table:table-cell table:formula="of:=[.B56]-[.C56]" office:value-type="float" office:value="-0.150895" calcext:value-type="float">
            <text:p>-0.150895</text:p>
          </table:table-cell>
          <table:table-cell office:value-type="string" calcext:value-type="string">
            <text:p>Mean</text:p>
          </table:table-cell>
          <table:table-cell table:formula="of:=AVERAGE([.C55:.C66])" office:value-type="float" office:value="7.14278678833333" calcext:value-type="float">
            <text:p>7.14278678833333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.8" calcext:value-type="float">
            <text:p>6.8</text:p>
          </table:table-cell>
          <table:table-cell office:value-type="float" office:value="6.90825" calcext:value-type="float">
            <text:p>6.90825</text:p>
          </table:table-cell>
          <table:table-cell table:formula="of:=[.B57]-[.C57]" office:value-type="float" office:value="-0.10825" calcext:value-type="float">
            <text:p>-0.10825</text:p>
          </table:table-cell>
          <table:table-cell office:value-type="string" calcext:value-type="string">
            <text:p>Standard Dev</text:p>
          </table:table-cell>
          <table:table-cell table:formula="of:=STDEV([.C55:.C66])" office:value-type="float" office:value="0.122656949452698" calcext:value-type="float">
            <text:p>0.122656949452698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.8" calcext:value-type="float">
            <text:p>6.8</text:p>
          </table:table-cell>
          <table:table-cell office:value-type="float" office:value="7.20675666" calcext:value-type="float">
            <text:p>7.20675666</text:p>
          </table:table-cell>
          <table:table-cell table:formula="of:=[.B58]-[.C58]" office:value-type="float" office:value="-0.40675666" calcext:value-type="float">
            <text:p>-0.40675666</text:p>
          </table:table-cell>
          <table:table-cell office:value-type="string" calcext:value-type="string">
            <text:p>Mean Error</text:p>
          </table:table-cell>
          <table:table-cell table:formula="of:=6.8-[.F56]" office:value-type="float" office:value="-0.342786788333333" calcext:value-type="float">
            <text:p>-0.342786788333333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.8" calcext:value-type="float">
            <text:p>6.8</text:p>
          </table:table-cell>
          <table:table-cell office:value-type="float" office:value="6.9935" calcext:value-type="float">
            <text:p>6.9935</text:p>
          </table:table-cell>
          <table:table-cell table:formula="of:=[.B59]-[.C59]" office:value-type="float" office:value="-0.1935" calcext:value-type="float">
            <text:p>-0.1935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.8" calcext:value-type="float">
            <text:p>6.8</text:p>
          </table:table-cell>
          <table:table-cell office:value-type="float" office:value="7.16411" calcext:value-type="float">
            <text:p>7.16411</text:p>
          </table:table-cell>
          <table:table-cell table:formula="of:=[.B60]-[.C60]" office:value-type="float" office:value="-0.36411" calcext:value-type="float">
            <text:p>-0.36411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.8" calcext:value-type="float">
            <text:p>6.8</text:p>
          </table:table-cell>
          <table:table-cell office:value-type="float" office:value="7.2067566" calcext:value-type="float">
            <text:p>7.2067566</text:p>
          </table:table-cell>
          <table:table-cell table:formula="of:=[.B61]-[.C61]" office:value-type="float" office:value="-0.406756600000001" calcext:value-type="float">
            <text:p>-0.406756600000001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.8" calcext:value-type="float">
            <text:p>6.8</text:p>
          </table:table-cell>
          <table:table-cell office:value-type="float" office:value="7.16411" calcext:value-type="float">
            <text:p>7.16411</text:p>
          </table:table-cell>
          <table:table-cell table:formula="of:=[.B62]-[.C62]" office:value-type="float" office:value="-0.36411" calcext:value-type="float">
            <text:p>-0.36411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.8" calcext:value-type="float">
            <text:p>6.8</text:p>
          </table:table-cell>
          <table:table-cell office:value-type="float" office:value="7.16411" calcext:value-type="float">
            <text:p>7.16411</text:p>
          </table:table-cell>
          <table:table-cell table:formula="of:=[.B63]-[.C63]" office:value-type="float" office:value="-0.36411" calcext:value-type="float">
            <text:p>-0.36411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.8" calcext:value-type="float">
            <text:p>6.8</text:p>
          </table:table-cell>
          <table:table-cell office:value-type="float" office:value="7.2067566" calcext:value-type="float">
            <text:p>7.2067566</text:p>
          </table:table-cell>
          <table:table-cell table:formula="of:=[.B64]-[.C64]" office:value-type="float" office:value="-0.406756600000001" calcext:value-type="float">
            <text:p>-0.406756600000001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.8" calcext:value-type="float">
            <text:p>6.8</text:p>
          </table:table-cell>
          <table:table-cell office:value-type="float" office:value="7.2067566" calcext:value-type="float">
            <text:p>7.2067566</text:p>
          </table:table-cell>
          <table:table-cell table:formula="of:=[.B65]-[.C65]" office:value-type="float" office:value="-0.406756600000001" calcext:value-type="float">
            <text:p>-0.406756600000001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.8" calcext:value-type="float">
            <text:p>6.8</text:p>
          </table:table-cell>
          <table:table-cell office:value-type="float" office:value="7.2494" calcext:value-type="float">
            <text:p>7.2494</text:p>
          </table:table-cell>
          <table:table-cell table:formula="of:=[.B66]-[.C66]" office:value-type="float" office:value="-0.4494" calcext:value-type="float">
            <text:p>-0.4494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.8" calcext:value-type="float">
            <text:p>6.8</text:p>
          </table:table-cell>
          <table:table-cell office:value-type="float" office:value="7.2067566" calcext:value-type="float">
            <text:p>7.2067566</text:p>
          </table:table-cell>
          <table:table-cell table:formula="of:=[.B67]-[.C67]" office:value-type="float" office:value="-0.406756600000001" calcext:value-type="float">
            <text:p>-0.406756600000001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.8" calcext:value-type="float">
            <text:p>6.8</text:p>
          </table:table-cell>
          <table:table-cell office:value-type="float" office:value="7.20675666" calcext:value-type="float">
            <text:p>7.20675666</text:p>
          </table:table-cell>
          <table:table-cell table:formula="of:=[.B68]-[.C68]" office:value-type="float" office:value="-0.40675666" calcext:value-type="float">
            <text:p>-0.40675666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.8" calcext:value-type="float">
            <text:p>6.8</text:p>
          </table:table-cell>
          <table:table-cell office:value-type="float" office:value="6.822964" calcext:value-type="float">
            <text:p>6.822964</text:p>
          </table:table-cell>
          <table:table-cell table:formula="of:=[.B69]-[.C69]" office:value-type="float" office:value="-0.022964" calcext:value-type="float">
            <text:p>-0.022964</text:p>
          </table:table-cell>
          <table:table-cell office:value-type="string" calcext:value-type="string">
            <text:p>Variance</text:p>
          </table:table-cell>
          <table:table-cell table:formula="of:=VAR([.C69:.C80])" office:value-type="float" office:value="0.0426669049837897" calcext:value-type="float">
            <text:p>0.04266690498379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.8" calcext:value-type="float">
            <text:p>6.8</text:p>
          </table:table-cell>
          <table:table-cell office:value-type="float" office:value="6.676758" calcext:value-type="float">
            <text:p>6.676758</text:p>
          </table:table-cell>
          <table:table-cell table:formula="of:=[.B70]-[.C70]" office:value-type="float" office:value="0.123242" calcext:value-type="float">
            <text:p>0.123242</text:p>
          </table:table-cell>
          <table:table-cell office:value-type="string" calcext:value-type="string">
            <text:p>Mean</text:p>
          </table:table-cell>
          <table:table-cell table:formula="of:=AVERAGE([.C69:.C80])" office:value-type="float" office:value="6.76608263333333" calcext:value-type="float">
            <text:p>6.76608263333333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.8" calcext:value-type="float">
            <text:p>6.8</text:p>
          </table:table-cell>
          <table:table-cell office:value-type="float" office:value="6.43308" calcext:value-type="float">
            <text:p>6.43308</text:p>
          </table:table-cell>
          <table:table-cell table:formula="of:=[.B71]-[.C71]" office:value-type="float" office:value="0.366919999999999" calcext:value-type="float">
            <text:p>0.366919999999999</text:p>
          </table:table-cell>
          <table:table-cell office:value-type="string" calcext:value-type="string">
            <text:p>Standard Dev</text:p>
          </table:table-cell>
          <table:table-cell table:formula="of:=STDEV([.C69:.C80])" office:value-type="float" office:value="0.206559688670829" calcext:value-type="float">
            <text:p>0.206559688670829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.8" calcext:value-type="float">
            <text:p>6.8</text:p>
          </table:table-cell>
          <table:table-cell office:value-type="float" office:value="6.48181" calcext:value-type="float">
            <text:p>6.48181</text:p>
          </table:table-cell>
          <table:table-cell table:formula="of:=[.B72]-[.C72]" office:value-type="float" office:value="0.31819" calcext:value-type="float">
            <text:p>0.31819</text:p>
          </table:table-cell>
          <table:table-cell office:value-type="string" calcext:value-type="string">
            <text:p>Mean Error</text:p>
          </table:table-cell>
          <table:table-cell table:formula="of:=6.8-[.F70]" office:value-type="float" office:value="0.0339173666666666" calcext:value-type="float">
            <text:p>0.033917366666667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.8" calcext:value-type="float">
            <text:p>6.8</text:p>
          </table:table-cell>
          <table:table-cell office:value-type="float" office:value="6.53055" calcext:value-type="float">
            <text:p>6.53055</text:p>
          </table:table-cell>
          <table:table-cell table:formula="of:=[.B73]-[.C73]" office:value-type="float" office:value="0.26945" calcext:value-type="float">
            <text:p>0.26945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.8" calcext:value-type="float">
            <text:p>6.8</text:p>
          </table:table-cell>
          <table:table-cell office:value-type="float" office:value="6.676758" calcext:value-type="float">
            <text:p>6.676758</text:p>
          </table:table-cell>
          <table:table-cell table:formula="of:=[.B74]-[.C74]" office:value-type="float" office:value="0.123242" calcext:value-type="float">
            <text:p>0.123242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.8" calcext:value-type="float">
            <text:p>6.8</text:p>
          </table:table-cell>
          <table:table-cell office:value-type="float" office:value="7.0179067" calcext:value-type="float">
            <text:p>7.0179067</text:p>
          </table:table-cell>
          <table:table-cell table:formula="of:=[.B75]-[.C75]" office:value-type="float" office:value="-0.2179067" calcext:value-type="float">
            <text:p>-0.2179067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.8" calcext:value-type="float">
            <text:p>6.8</text:p>
          </table:table-cell>
          <table:table-cell office:value-type="float" office:value="6.9204" calcext:value-type="float">
            <text:p>6.9204</text:p>
          </table:table-cell>
          <table:table-cell table:formula="of:=[.B76]-[.C76]" office:value-type="float" office:value="-0.1204" calcext:value-type="float">
            <text:p>-0.1204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.8" calcext:value-type="float">
            <text:p>6.8</text:p>
          </table:table-cell>
          <table:table-cell office:value-type="float" office:value="6.8229649" calcext:value-type="float">
            <text:p>6.8229649</text:p>
          </table:table-cell>
          <table:table-cell table:formula="of:=[.B77]-[.C77]" office:value-type="float" office:value="-0.0229648999999998" calcext:value-type="float">
            <text:p>-0.0229649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.8" calcext:value-type="float">
            <text:p>6.8</text:p>
          </table:table-cell>
          <table:table-cell office:value-type="float" office:value="6.8717" calcext:value-type="float">
            <text:p>6.8717</text:p>
          </table:table-cell>
          <table:table-cell table:formula="of:=[.B78]-[.C78]" office:value-type="float" office:value="-0.0716999999999999" calcext:value-type="float">
            <text:p>-0.0717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.8" calcext:value-type="float">
            <text:p>6.8</text:p>
          </table:table-cell>
          <table:table-cell office:value-type="float" office:value="7.0664" calcext:value-type="float">
            <text:p>7.0664</text:p>
          </table:table-cell>
          <table:table-cell table:formula="of:=[.B79]-[.C79]" office:value-type="float" office:value="-0.2664" calcext:value-type="float">
            <text:p>-0.2664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.8" calcext:value-type="float">
            <text:p>6.8</text:p>
          </table:table-cell>
          <table:table-cell office:value-type="float" office:value="6.8717" calcext:value-type="float">
            <text:p>6.8717</text:p>
          </table:table-cell>
          <table:table-cell table:formula="of:=[.B80]-[.C80]" office:value-type="float" office:value="-0.0716999999999999" calcext:value-type="float">
            <text:p>-0.0717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.8" calcext:value-type="float">
            <text:p>6.8</text:p>
          </table:table-cell>
          <table:table-cell office:value-type="float" office:value="7.06664" calcext:value-type="float">
            <text:p>7.06664</text:p>
          </table:table-cell>
          <table:table-cell table:formula="of:=[.B81]-[.C81]" office:value-type="float" office:value="-0.26664" calcext:value-type="float">
            <text:p>-0.26664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.8" calcext:value-type="float">
            <text:p>6.8</text:p>
          </table:table-cell>
          <table:table-cell office:value-type="float" office:value="6.9691712" calcext:value-type="float">
            <text:p>6.9691712</text:p>
          </table:table-cell>
          <table:table-cell table:formula="of:=[.B82]-[.C82]" office:value-type="float" office:value="-0.1691712" calcext:value-type="float">
            <text:p>-0.1691712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.8" calcext:value-type="float">
            <text:p>6.8</text:p>
          </table:table-cell>
          <table:table-cell table:number-columns-repeated="5"/>
        </table:table-row>
        <table:table-row table:style-name="ro1">
          <table:table-cell/>
          <table:table-cell office:value-type="float" office:value="6.8" calcext:value-type="float">
            <text:p>6.8</text:p>
          </table:table-cell>
          <table:table-cell table:number-columns-repeated="5"/>
        </table:table-row>
        <table:table-row table:style-name="ro1">
          <table:table-cell/>
          <table:table-cell office:value-type="float" office:value="6.8" calcext:value-type="float">
            <text:p>6.8</text:p>
          </table:table-cell>
          <table:table-cell table:number-columns-repeated="5"/>
        </table:table-row>
        <table:table-row table:style-name="ro1">
          <table:table-cell/>
          <table:table-cell office:value-type="float" office:value="6.8" calcext:value-type="float">
            <text:p>6.8</text:p>
          </table:table-cell>
          <table:table-cell table:number-columns-repeated="5"/>
        </table:table-row>
        <table:table-row table:style-name="ro1">
          <table:table-cell/>
          <table:table-cell office:value-type="float" office:value="6.8" calcext:value-type="float">
            <text:p>6.8</text:p>
          </table:table-cell>
          <table:table-cell table:number-columns-repeated="5"/>
        </table:table-row>
        <table:table-row table:style-name="ro1">
          <table:table-cell/>
          <table:table-cell office:value-type="float" office:value="6.8" calcext:value-type="float">
            <text:p>6.8</text:p>
          </table:table-cell>
          <table:table-cell table:number-columns-repeated="5"/>
        </table:table-row>
        <table:table-row table:style-name="ro1">
          <table:table-cell/>
          <table:table-cell office:value-type="float" office:value="6.8" calcext:value-type="float">
            <text:p>6.8</text:p>
          </table:table-cell>
          <table:table-cell table:number-columns-repeated="5"/>
        </table:table-row>
        <table:table-row table:style-name="ro1">
          <table:table-cell/>
          <table:table-cell office:value-type="float" office:value="6.8" calcext:value-type="float">
            <text:p>6.8</text:p>
          </table:table-cell>
          <table:table-cell table:number-columns-repeated="5"/>
        </table:table-row>
        <table:table-row table:style-name="ro1">
          <table:table-cell/>
          <table:table-cell office:value-type="float" office:value="6.8" calcext:value-type="float">
            <text:p>6.8</text:p>
          </table:table-cell>
          <table:table-cell table:number-columns-repeated="5"/>
        </table:table-row>
        <table:table-row table:style-name="ro1">
          <table:table-cell/>
          <table:table-cell office:value-type="float" office:value="6.8" calcext:value-type="float">
            <text:p>6.8</text:p>
          </table:table-cell>
          <table:table-cell table:number-columns-repeated="5"/>
        </table:table-row>
        <table:table-row table:style-name="ro1">
          <table:table-cell/>
          <table:table-cell office:value-type="float" office:value="6.8" calcext:value-type="float">
            <text:p>6.8</text:p>
          </table:table-cell>
          <table:table-cell table:number-columns-repeated="5"/>
        </table:table-row>
        <table:table-row table:style-name="ro1">
          <table:table-cell/>
          <table:table-cell office:value-type="float" office:value="6.8" calcext:value-type="float">
            <text:p>6.8</text:p>
          </table:table-cell>
          <table:table-cell table:number-columns-repeated="5"/>
        </table:table-row>
        <table:table-row table:style-name="ro1">
          <table:table-cell/>
          <table:table-cell office:value-type="float" office:value="6.8" calcext:value-type="float">
            <text:p>6.8</text:p>
          </table:table-cell>
          <table:table-cell table:number-columns-repeated="5"/>
        </table:table-row>
        <table:table-row table:style-name="ro1">
          <table:table-cell/>
          <table:table-cell office:value-type="float" office:value="6.8" calcext:value-type="float">
            <text:p>6.8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.8" calcext:value-type="float">
            <text:p>6.8</text:p>
          </table:table-cell>
          <table:table-cell office:value-type="float" office:value="6.1406684" calcext:value-type="float">
            <text:p>6.1406684</text:p>
          </table:table-cell>
          <table:table-cell table:formula="of:=[.B97]-[.C97]" office:value-type="float" office:value="0.6593316" calcext:value-type="float">
            <text:p>0.6593316</text:p>
          </table:table-cell>
          <table:table-cell office:value-type="string" calcext:value-type="string">
            <text:p>Variance</text:p>
          </table:table-cell>
          <table:table-cell table:formula="of:=VAR([.C97:.C108])" office:value-type="float" office:value="0.0102922496948445" calcext:value-type="float">
            <text:p>0.010292249694845</text:p>
          </table:table-cell>
          <table:table-cell/>
        </table:table-row>
        <table:table-row table:style-name="ro1">
          <table:table-cell/>
          <table:table-cell office:value-type="float" office:value="6.8" calcext:value-type="float">
            <text:p>6.8</text:p>
          </table:table-cell>
          <table:table-cell office:value-type="float" office:value="6.238139" calcext:value-type="float">
            <text:p>6.238139</text:p>
          </table:table-cell>
          <table:table-cell table:formula="of:=[.B98]-[.C98]" office:value-type="float" office:value="0.561861" calcext:value-type="float">
            <text:p>0.561861</text:p>
          </table:table-cell>
          <table:table-cell office:value-type="string" calcext:value-type="string">
            <text:p>Mean</text:p>
          </table:table-cell>
          <table:table-cell table:formula="of:=AVERAGE([.C97:.C108])" office:value-type="float" office:value="6.18127969166667" calcext:value-type="float">
            <text:p>6.18127969166667</text:p>
          </table:table-cell>
          <table:table-cell/>
        </table:table-row>
        <table:table-row table:style-name="ro1">
          <table:table-cell/>
          <table:table-cell office:value-type="float" office:value="6.8" calcext:value-type="float">
            <text:p>6.8</text:p>
          </table:table-cell>
          <table:table-cell office:value-type="float" office:value="6.3843457" calcext:value-type="float">
            <text:p>6.3843457</text:p>
          </table:table-cell>
          <table:table-cell table:formula="of:=[.B99]-[.C99]" office:value-type="float" office:value="0.4156543" calcext:value-type="float">
            <text:p>0.4156543</text:p>
          </table:table-cell>
          <table:table-cell office:value-type="string" calcext:value-type="string">
            <text:p>Standard Dev</text:p>
          </table:table-cell>
          <table:table-cell table:formula="of:=STDEV([.C97:.C108])" office:value-type="float" office:value="0.101450725452529" calcext:value-type="float">
            <text:p>0.101450725452529</text:p>
          </table:table-cell>
          <table:table-cell/>
        </table:table-row>
        <table:table-row table:style-name="ro1">
          <table:table-cell/>
          <table:table-cell office:value-type="float" office:value="6.8" calcext:value-type="float">
            <text:p>6.8</text:p>
          </table:table-cell>
          <table:table-cell office:value-type="float" office:value="6.0919329" calcext:value-type="float">
            <text:p>6.0919329</text:p>
          </table:table-cell>
          <table:table-cell table:formula="of:=[.B100]-[.C100]" office:value-type="float" office:value="0.7080671" calcext:value-type="float">
            <text:p>0.7080671</text:p>
          </table:table-cell>
          <table:table-cell office:value-type="string" calcext:value-type="string">
            <text:p>Mean Error</text:p>
          </table:table-cell>
          <table:table-cell table:formula="of:=6.8-[.F98]" office:value-type="float" office:value="0.618720308333334" calcext:value-type="float">
            <text:p>0.618720308333334</text:p>
          </table:table-cell>
          <table:table-cell/>
        </table:table-row>
        <table:table-row table:style-name="ro1">
          <table:table-cell/>
          <table:table-cell office:value-type="float" office:value="6.8" calcext:value-type="float">
            <text:p>6.8</text:p>
          </table:table-cell>
          <table:table-cell office:value-type="float" office:value="5.99446" calcext:value-type="float">
            <text:p>5.99446</text:p>
          </table:table-cell>
          <table:table-cell table:formula="of:=[.B101]-[.C101]" office:value-type="float" office:value="0.80554" calcext:value-type="float">
            <text:p>0.805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8" calcext:value-type="float">
            <text:p>6.8</text:p>
          </table:table-cell>
          <table:table-cell office:value-type="float" office:value="6.0919329" calcext:value-type="float">
            <text:p>6.0919329</text:p>
          </table:table-cell>
          <table:table-cell table:formula="of:=[.B102]-[.C102]" office:value-type="float" office:value="0.7080671" calcext:value-type="float">
            <text:p>0.70806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8" calcext:value-type="float">
            <text:p>6.8</text:p>
          </table:table-cell>
          <table:table-cell office:value-type="float" office:value="6.1894" calcext:value-type="float">
            <text:p>6.1894</text:p>
          </table:table-cell>
          <table:table-cell table:formula="of:=[.B103]-[.C103]" office:value-type="float" office:value="0.6106" calcext:value-type="float">
            <text:p>0.61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8" calcext:value-type="float">
            <text:p>6.8</text:p>
          </table:table-cell>
          <table:table-cell office:value-type="float" office:value="6.1894" calcext:value-type="float">
            <text:p>6.1894</text:p>
          </table:table-cell>
          <table:table-cell table:formula="of:=[.B104]-[.C104]" office:value-type="float" office:value="0.6106" calcext:value-type="float">
            <text:p>0.61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8" calcext:value-type="float">
            <text:p>6.8</text:p>
          </table:table-cell>
          <table:table-cell office:value-type="float" office:value="6.238139" calcext:value-type="float">
            <text:p>6.238139</text:p>
          </table:table-cell>
          <table:table-cell table:formula="of:=[.B105]-[.C105]" office:value-type="float" office:value="0.561861" calcext:value-type="float">
            <text:p>0.5618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8" calcext:value-type="float">
            <text:p>6.8</text:p>
          </table:table-cell>
          <table:table-cell office:value-type="float" office:value="6.28687" calcext:value-type="float">
            <text:p>6.28687</text:p>
          </table:table-cell>
          <table:table-cell table:formula="of:=[.B106]-[.C106]" office:value-type="float" office:value="0.513129999999999" calcext:value-type="float">
            <text:p>0.5131299999999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8" calcext:value-type="float">
            <text:p>6.8</text:p>
          </table:table-cell>
          <table:table-cell office:value-type="float" office:value="6.1894" calcext:value-type="float">
            <text:p>6.1894</text:p>
          </table:table-cell>
          <table:table-cell table:formula="of:=[.B107]-[.C107]" office:value-type="float" office:value="0.6106" calcext:value-type="float">
            <text:p>0.61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8" calcext:value-type="float">
            <text:p>6.8</text:p>
          </table:table-cell>
          <table:table-cell office:value-type="float" office:value="6.1406684" calcext:value-type="float">
            <text:p>6.1406684</text:p>
          </table:table-cell>
          <table:table-cell table:formula="of:=[.B108]-[.C108]" office:value-type="float" office:value="0.6593316" calcext:value-type="float">
            <text:p>0.65933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8" calcext:value-type="float">
            <text:p>6.8</text:p>
          </table:table-cell>
          <table:table-cell office:value-type="float" office:value="6.1894" calcext:value-type="float">
            <text:p>6.1894</text:p>
          </table:table-cell>
          <table:table-cell table:formula="of:=[.B109]-[.C109]" office:value-type="float" office:value="0.6106" calcext:value-type="float">
            <text:p>0.61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8" calcext:value-type="float">
            <text:p>6.8</text:p>
          </table:table-cell>
          <table:table-cell office:value-type="float" office:value="6.1894" calcext:value-type="float">
            <text:p>6.1894</text:p>
          </table:table-cell>
          <table:table-cell table:formula="of:=[.B110]-[.C110]" office:value-type="float" office:value="0.6106" calcext:value-type="float">
            <text:p>0.6106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.8" calcext:value-type="float">
            <text:p>6.8</text:p>
          </table:table-cell>
          <table:table-cell table:number-columns-repeated="5"/>
        </table:table-row>
        <table:table-row table:style-name="ro1">
          <table:table-cell/>
          <table:table-cell office:value-type="float" office:value="6.8" calcext:value-type="float">
            <text:p>6.8</text:p>
          </table:table-cell>
          <table:table-cell table:number-columns-repeated="5"/>
        </table:table-row>
        <table:table-row table:style-name="ro1">
          <table:table-cell/>
          <table:table-cell office:value-type="float" office:value="6.8" calcext:value-type="float">
            <text:p>6.8</text:p>
          </table:table-cell>
          <table:table-cell table:number-columns-repeated="5"/>
        </table:table-row>
        <table:table-row table:style-name="ro1">
          <table:table-cell/>
          <table:table-cell office:value-type="float" office:value="6.8" calcext:value-type="float">
            <text:p>6.8</text:p>
          </table:table-cell>
          <table:table-cell table:number-columns-repeated="5"/>
        </table:table-row>
        <table:table-row table:style-name="ro1">
          <table:table-cell/>
          <table:table-cell office:value-type="float" office:value="6.8" calcext:value-type="float">
            <text:p>6.8</text:p>
          </table:table-cell>
          <table:table-cell table:number-columns-repeated="5"/>
        </table:table-row>
        <table:table-row table:style-name="ro1">
          <table:table-cell/>
          <table:table-cell office:value-type="float" office:value="6.8" calcext:value-type="float">
            <text:p>6.8</text:p>
          </table:table-cell>
          <table:table-cell table:number-columns-repeated="5"/>
        </table:table-row>
        <table:table-row table:style-name="ro1">
          <table:table-cell/>
          <table:table-cell office:value-type="float" office:value="6.8" calcext:value-type="float">
            <text:p>6.8</text:p>
          </table:table-cell>
          <table:table-cell table:number-columns-repeated="5"/>
        </table:table-row>
        <table:table-row table:style-name="ro1">
          <table:table-cell/>
          <table:table-cell office:value-type="float" office:value="6.8" calcext:value-type="float">
            <text:p>6.8</text:p>
          </table:table-cell>
          <table:table-cell table:number-columns-repeated="5"/>
        </table:table-row>
        <table:table-row table:style-name="ro1">
          <table:table-cell/>
          <table:table-cell office:value-type="float" office:value="6.8" calcext:value-type="float">
            <text:p>6.8</text:p>
          </table:table-cell>
          <table:table-cell table:number-columns-repeated="5"/>
        </table:table-row>
        <table:table-row table:style-name="ro1">
          <table:table-cell/>
          <table:table-cell office:value-type="float" office:value="6.8" calcext:value-type="float">
            <text:p>6.8</text:p>
          </table:table-cell>
          <table:table-cell table:number-columns-repeated="5"/>
        </table:table-row>
        <table:table-row table:style-name="ro1">
          <table:table-cell/>
          <table:table-cell office:value-type="float" office:value="6.8" calcext:value-type="float">
            <text:p>6.8</text:p>
          </table:table-cell>
          <table:table-cell table:number-columns-repeated="5"/>
        </table:table-row>
        <table:table-row table:style-name="ro1">
          <table:table-cell/>
          <table:table-cell office:value-type="float" office:value="6.8" calcext:value-type="float">
            <text:p>6.8</text:p>
          </table:table-cell>
          <table:table-cell table:number-columns-repeated="5"/>
        </table:table-row>
        <table:table-row table:style-name="ro1">
          <table:table-cell/>
          <table:table-cell office:value-type="float" office:value="6.8" calcext:value-type="float">
            <text:p>6.8</text:p>
          </table:table-cell>
          <table:table-cell table:number-columns-repeated="5"/>
        </table:table-row>
        <table:table-row table:style-name="ro1">
          <table:table-cell/>
          <table:table-cell office:value-type="float" office:value="6.8" calcext:value-type="float">
            <text:p>6.8</text:p>
          </table:table-cell>
          <table:table-cell table:number-columns-repeated="5"/>
        </table:table-row>
      </table:table>
      <table:table table:name="EyeDistanceY" table:style-name="ta1">
        <table:table-column table:style-name="co1" table:default-cell-style-name="Default"/>
        <table:table-row table:style-name="ro1">
          <table:table-cell/>
        </table:table-row>
      </table:table>
      <table:table table:name="Lean (x) Angular Acceptance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Seems that angular acceptance is like +/- 45 degrees from 0</text:p>
          </table:table-cell>
        </table:table-row>
      </table:table>
      <table:table table:name="Face (z) Angular Acceptance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Seems that angular acceptance is like +/- 30 degrees from 0</text:p>
          </table:table-cell>
        </table:table-row>
      </table:table>
      <table:table table:name="Ultrasonic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all in c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52" calcext:value-type="float">
            <text:p>9.52</text:p>
          </table:table-cell>
          <table:table-cell table:formula="of:=[.A2]-[.B2]" office:value-type="float" office:value="0.48" calcext:value-type="float">
            <text:p>0.4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596598" calcext:value-type="float">
            <text:p>9.596598</text:p>
          </table:table-cell>
          <table:table-cell table:formula="of:=[.A3]-[.B3]" office:value-type="float" office:value="0.403402" calcext:value-type="float">
            <text:p>0.40340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6" calcext:value-type="float">
            <text:p>9.6</text:p>
          </table:table-cell>
          <table:table-cell table:formula="of:=[.A4]-[.B4]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.4099" calcext:value-type="float">
            <text:p>19.409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8.98875" calcext:value-type="float">
            <text:p>18.98875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.38537" calcext:value-type="float">
            <text:p>19.38537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.405" calcext:value-type="float">
            <text:p>19.40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.37" calcext:value-type="float">
            <text:p>19.37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.71388" calcext:value-type="float">
            <text:p>29.71388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.6893477" calcext:value-type="float">
            <text:p>29.6893477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.746592" calcext:value-type="float">
            <text:p>29.746592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.3704" calcext:value-type="float">
            <text:p>29.3704</text:p>
          </table:table-cell>
          <table:table-cell table:number-columns-repeated="2"/>
        </table:table-row>
      </table:table>
      <table:table table:name="FPS Test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FPS</text:p>
          </table:table-cell>
        </table:table-row>
        <table:table-row table:style-name="ro1">
          <table:table-cell office:value-type="float" office:value="5.69" calcext:value-type="float">
            <text:p>5.69</text:p>
          </table:table-cell>
        </table:table-row>
        <table:table-row table:style-name="ro1">
          <table:table-cell office:value-type="float" office:value="4.02" calcext:value-type="float">
            <text:p>4.02</text:p>
          </table:table-cell>
        </table:table-row>
        <table:table-row table:style-name="ro1">
          <table:table-cell office:value-type="float" office:value="6.45" calcext:value-type="float">
            <text:p>6.45</text:p>
          </table:table-cell>
        </table:table-row>
      </table:table>
      <table:table table:name="Moving Speed Test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tance m)</text:p>
          </table:table-cell>
          <table:table-cell office:value-type="string" calcext:value-type="string">
            <text:p>Time (sec)</text:p>
          </table:table-cell>
          <table:table-cell office:value-type="string" calcext:value-type="string">
            <text:p>Was it constant?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pretty muc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0">00/00/0000</text:date>, <text:time style:data-style-name="N2" text:time-value="12:32:35.9604040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09:39:42.323108665</meta:creation-date>
    <dc:date>2018-11-20T13:06:26.633272779</dc:date>
    <meta:editing-duration>PT1H26M7S</meta:editing-duration>
    <meta:editing-cycles>17</meta:editing-cycles>
    <meta:generator>LibreOffice/5.2.7.2$Linux_ARM_EABI LibreOffice_project/20m0$Build-2</meta:generator>
    <meta:document-statistic meta:table-count="7" meta:cell-count="473" meta:object-count="0"/>
  </office:meta>
</office:document-meta>
</file>